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0-28T22:10:39" calcext:value-type="date">
            <text:p>2021-10-28 22:10:39</text:p>
          </table:table-cell>
          <table:table-cell table:style-name="ce22" office:value-type="date" office:date-value="2021-10-28" calcext:value-type="date">
            <text:p>2021-10-2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2H10M39S" calcext:value-type="time">
            <text:p>22:10:3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0-28T22:10:39" calcext:value-type="date">
            <text:p>2021-10-28 22:10:39</text:p>
          </table:table-cell>
          <table:table-cell table:style-name="ce23" office:value-type="date" office:date-value="2021-10-28" calcext:value-type="date">
            <text:p>2021-10-2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0H10M39S" calcext:value-type="time">
            <text:p>10:10:3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0-28T22:10:39" calcext:value-type="date">
            <text:p>2021-10-28 22:10:39</text:p>
          </table:table-cell>
          <table:table-cell table:style-name="ce24" office:value-type="date" office:date-value="2021-10-28" calcext:value-type="date">
            <text:p>2021-10-28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2H10M39S" calcext:value-type="time">
            <text:p>22:10:3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0-28T22:10:39" calcext:value-type="date">
            <text:p>2021-10-28 22:10:39</text:p>
          </table:table-cell>
          <table:table-cell table:style-name="ce25" office:value-type="date" office:date-value="2021-10-28" calcext:value-type="date">
            <text:p>2021-10-28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0H10M39S" calcext:value-type="time">
            <text:p>10:10:3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0-28T22:10:39" calcext:value-type="date">
            <text:p>2021-10-28 22:10:39</text:p>
          </table:table-cell>
          <table:table-cell table:style-name="ce26" office:value-type="date" office:date-value="2021-10-28" calcext:value-type="date">
            <text:p>2021-10-28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2H10M39S" calcext:value-type="time">
            <text:p>22:10:3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0-28T22:10:39" calcext:value-type="date">
            <text:p>2021-10-28 22:10:39</text:p>
          </table:table-cell>
          <table:table-cell table:style-name="ce27" office:value-type="date" office:date-value="2021-10-28" calcext:value-type="date">
            <text:p>2021-10-28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0H10M39S" calcext:value-type="time">
            <text:p>10:10:3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0-28T22:10:39" calcext:value-type="date">
            <text:p>2021-10-28 22:10:39</text:p>
          </table:table-cell>
          <table:table-cell table:style-name="ce28" office:value-type="date" office:date-value="2021-10-28" calcext:value-type="date">
            <text:p>2021-10-28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2H10M39S" calcext:value-type="time">
            <text:p>22:10:3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0-28T22:10:39" calcext:value-type="date">
            <text:p>2021-10-28 22:10:39</text:p>
          </table:table-cell>
          <table:table-cell table:style-name="ce29" office:value-type="date" office:date-value="2021-10-28" calcext:value-type="date">
            <text:p>2021-10-28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0H10M39S" calcext:value-type="time">
            <text:p>10:10:3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0-28T22:10:39" calcext:value-type="date">
            <text:p>2021-10-28 22:10:39</text:p>
          </table:table-cell>
          <table:table-cell table:style-name="ce30" office:value-type="date" office:date-value="2021-10-28" calcext:value-type="date">
            <text:p>2021-10-28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2H10M40S" calcext:value-type="time">
            <text:p>22:10:4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0-28T22:10:40" calcext:value-type="date">
            <text:p>2021-10-28 22:10:40</text:p>
          </table:table-cell>
          <table:table-cell table:style-name="ce31" office:value-type="date" office:date-value="2021-10-28" calcext:value-type="date">
            <text:p>2021-10-28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0H10M40S" calcext:value-type="time">
            <text:p>10:10:4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0-28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22:10:37.168094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2:10:36</meta:creation-date>
    <meta:generator>LibreOffice/7.1.6.2.0$Linux_X86_64 LibreOffice_project/10$Build-2</meta:generator>
    <meta:editing-duration>PT3S</meta:editing-duration>
    <meta:editing-cycles>2</meta:editing-cycles>
    <meta:initial-creator>Turulomio</meta:initial-creator>
    <dc:description>This file have been generated with UnoGenerator-0.9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0-28T22:10:40.664238394</dc:date>
    <dc:title>Ejemplo ODS con UnoGenerator</dc:title>
    <meta:document-statistic meta:table-count="2" meta:cell-count="214" meta:object-count="0"/>
  </office:meta>
</office:document-meta>
</file>